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0.63mm" svg:height="150.61mm" svg:x="745.35mm" svg:y="13.8mm">
            <draw:object draw:notify-on-update-of-ranges="Sheet1.A2:Sheet1.A22 Sheet1.L2:Sheet1.L22 Sheet1.L25:Sheet1.L45 Sheet1.M2:Sheet1.M22 Sheet1.M25:Sheet1.M45 Sheet1.N2:Sheet1.N22 Sheet1.N25:Sheet1.N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7.6mm" svg:height="143.95mm" svg:x="971.14mm" svg:y="13.83mm">
            <draw:object draw:notify-on-update-of-ranges="Sheet1.A2:Sheet1.A22 Sheet1.L2:Sheet1.L22 Sheet1.M2:Sheet1.M22 Sheet1.N2:Sheet1.N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utilization_level</text:p>
          </table:table-cell>
          <table:table-cell office:value-type="string" calcext:value-type="string">
            <text:p>results_count</text:p>
          </table:table-cell>
          <table:table-cell office:value-type="string" calcext:value-type="string">
            <text:p>ilp_schedulable_count</text:p>
          </table:table-cell>
          <table:table-cell office:value-type="string" calcext:value-type="string">
            <text:p>wf_schedulable_count</text:p>
          </table:table-cell>
          <table:table-cell office:value-type="string" calcext:value-type="string">
            <text:p>ffbb_schedulable_count</text:p>
          </table:table-cell>
          <table:table-cell office:value-type="string" calcext:value-type="string">
            <text:p>ilp_not_schedulable_count</text:p>
          </table:table-cell>
          <table:table-cell office:value-type="string" calcext:value-type="string">
            <text:p>wf_not_schedulable_count</text:p>
          </table:table-cell>
          <table:table-cell office:value-type="string" calcext:value-type="string">
            <text:p>ffbb_not_schedulable_count</text:p>
          </table:table-cell>
          <table:table-cell office:value-type="string" calcext:value-type="string">
            <text:p>ilp_timeout_count</text:p>
          </table:table-cell>
          <table:table-cell office:value-type="string" calcext:value-type="string">
            <text:p>wf_timeout_count</text:p>
          </table:table-cell>
          <table:table-cell office:value-type="string" calcext:value-type="string">
            <text:p>ffbb_timeout_count</text:p>
          </table:table-cell>
          <table:table-cell office:value-type="string" calcext:value-type="string">
            <text:p>ilp_percent_schedulable</text:p>
          </table:table-cell>
          <table:table-cell office:value-type="string" calcext:value-type="string">
            <text:p>wf_percent_schedulable</text:p>
          </table:table-cell>
          <table:table-cell office:value-type="string" calcext:value-type="string">
            <text:p>ffbb_percent_schedulable</text:p>
          </table:table-cell>
          <table:table-cell office:value-type="string" calcext:value-type="string">
            <text:p>ilp_percent_not_schedulable</text:p>
          </table:table-cell>
          <table:table-cell office:value-type="string" calcext:value-type="string">
            <text:p>wf_percent_not_schedulable</text:p>
          </table:table-cell>
          <table:table-cell office:value-type="string" calcext:value-type="string">
            <text:p>ffbb_percent_not_schedulable</text:p>
          </table:table-cell>
          <table:table-cell office:value-type="string" calcext:value-type="string">
            <text:p>ilp_percent_timeout</text:p>
          </table:table-cell>
          <table:table-cell office:value-type="string" calcext:value-type="string">
            <text:p>wf_percent_timeout</text:p>
          </table:table-cell>
          <table:table-cell office:value-type="string" calcext:value-type="string">
            <text:p>ffbb_percent_timeout</text:p>
          </table:table-cell>
          <table:table-cell office:value-type="string" calcext:value-type="string">
            <text:p>ilp_total_time_seconds</text:p>
          </table:table-cell>
          <table:table-cell office:value-type="string" calcext:value-type="string">
            <text:p>wf_total_time_seconds</text:p>
          </table:table-cell>
          <table:table-cell office:value-type="string" calcext:value-type="string">
            <text:p>ffbb_total_time_seconds</text:p>
          </table:table-cell>
          <table:table-cell office:value-type="string" calcext:value-type="string">
            <text:p>ilp_average_time_seconds</text:p>
          </table:table-cell>
          <table:table-cell office:value-type="string" calcext:value-type="string">
            <text:p>wf_average_time_seconds</text:p>
          </table:table-cell>
          <table:table-cell office:value-type="string" calcext:value-type="string">
            <text:p>ffbb_average_time_seconds</text:p>
          </table:table-cell>
          <table:table-cell office:value-type="string" calcext:value-type="string">
            <text:p>number_of_cores</text:p>
          </table:table-cell>
          <table:table-cell office:value-type="string" calcext:value-type="string">
            <text:p>tasks_per_task_set</text:p>
          </table:table-cell>
          <table:table-cell office:value-type="string" calcext:value-type="string">
            <text:p>number_of_criticality_levels</text:p>
          </table:table-cell>
          <table:table-cell office:value-type="string" calcext:value-type="string">
            <text:p>period_s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  <table:table-cell table:number-columns-repeated="3" office:value-type="float" office:value="101" calcext:value-type="float">
            <text:p>101</text:p>
          </table:table-cell>
          <table:table-cell table:number-columns-repeated="16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.7601124250068" calcext:value-type="float">
            <text:p>51.7601124250068</text:p>
          </table:table-cell>
          <table:table-cell office:value-type="float" office:value="1.743736" calcext:value-type="float">
            <text:p>1.743736</text:p>
          </table:table-cell>
          <table:table-cell office:value-type="float" office:value="6.35665199999999" calcext:value-type="float">
            <text:p>6.35665199999999</text:p>
          </table:table-cell>
          <table:table-cell office:value-type="float" office:value="0.0517601124250068" calcext:value-type="float">
            <text:p>0.051760112425007</text:p>
          </table:table-cell>
          <table:table-cell office:value-type="float" office:value="0.001743736" calcext:value-type="float">
            <text:p>0.001743736</text:p>
          </table:table-cell>
          <table:table-cell office:value-type="float" office:value="0.00635665199999999" calcext:value-type="float">
            <text:p>0.00635665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, 50, 100]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998" calcext:value-type="float">
            <text:p>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9.9" calcext:value-type="float">
            <text:p>99.9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8929646509951" calcext:value-type="float">
            <text:p>55.8929646509951</text:p>
          </table:table-cell>
          <table:table-cell office:value-type="float" office:value="1.724559" calcext:value-type="float">
            <text:p>1.724559</text:p>
          </table:table-cell>
          <table:table-cell office:value-type="float" office:value="9.94395199999999" calcext:value-type="float">
            <text:p>9.94395199999999</text:p>
          </table:table-cell>
          <table:table-cell office:value-type="float" office:value="0.0558929646509951" calcext:value-type="float">
            <text:p>0.055892964650995</text:p>
          </table:table-cell>
          <table:table-cell office:value-type="float" office:value="0.001724559" calcext:value-type="float">
            <text:p>0.001724559</text:p>
          </table:table-cell>
          <table:table-cell office:value-type="float" office:value="0.009943952" calcext:value-type="float">
            <text:p>0.00994395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, 50, 100]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00" calcext:value-type="float">
            <text:p>1000</text:p>
          </table:table-cell>
          <table:table-cell office:value-type="float" office:value="974" calcext:value-type="float">
            <text:p>974</text:p>
          </table:table-cell>
          <table:table-cell office:value-type="float" office:value="967" calcext:value-type="float">
            <text:p>967</text:p>
          </table:table-cell>
          <table:table-cell office:value-type="float" office:value="905" calcext:value-type="float">
            <text:p>90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4" calcext:value-type="float">
            <text:p>97.4</text:p>
          </table:table-cell>
          <table:table-cell office:value-type="float" office:value="96.7" calcext:value-type="float">
            <text:p>96.7</text:p>
          </table:table-cell>
          <table:table-cell office:value-type="float" office:value="90.5" calcext:value-type="float">
            <text:p>90.5</text:p>
          </table:table-cell>
          <table:table-cell office:value-type="float" office:value="2.6" calcext:value-type="float">
            <text:p>2.6</text:p>
          </table:table-cell>
          <table:table-cell office:value-type="float" office:value="3.3" calcext:value-type="float">
            <text:p>3.3</text:p>
          </table:table-cell>
          <table:table-cell office:value-type="float" office:value="9.5" calcext:value-type="float">
            <text:p>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5864473420152" calcext:value-type="float">
            <text:p>75.5864473420152</text:p>
          </table:table-cell>
          <table:table-cell office:value-type="float" office:value="1.659381" calcext:value-type="float">
            <text:p>1.659381</text:p>
          </table:table-cell>
          <table:table-cell office:value-type="float" office:value="13.105558" calcext:value-type="float">
            <text:p>13.105558</text:p>
          </table:table-cell>
          <table:table-cell office:value-type="float" office:value="0.0755864473420152" calcext:value-type="float">
            <text:p>0.075586447342015</text:p>
          </table:table-cell>
          <table:table-cell office:value-type="float" office:value="0.001659381" calcext:value-type="float">
            <text:p>0.001659381</text:p>
          </table:table-cell>
          <table:table-cell office:value-type="float" office:value="0.013105558" calcext:value-type="float">
            <text:p>0.01310555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, 50, 100]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00" calcext:value-type="float">
            <text:p>1000</text:p>
          </table:table-cell>
          <table:table-cell office:value-type="float" office:value="914" calcext:value-type="float">
            <text:p>914</text:p>
          </table:table-cell>
          <table:table-cell office:value-type="float" office:value="892" calcext:value-type="float">
            <text:p>892</text:p>
          </table:table-cell>
          <table:table-cell office:value-type="float" office:value="613" calcext:value-type="float">
            <text:p>613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4" calcext:value-type="float">
            <text:p>91.4</text:p>
          </table:table-cell>
          <table:table-cell office:value-type="float" office:value="89.2" calcext:value-type="float">
            <text:p>89.2</text:p>
          </table:table-cell>
          <table:table-cell office:value-type="float" office:value="61.3" calcext:value-type="float">
            <text:p>61.3</text:p>
          </table:table-cell>
          <table:table-cell office:value-type="float" office:value="8.6" calcext:value-type="float">
            <text:p>8.6</text:p>
          </table:table-cell>
          <table:table-cell office:value-type="float" office:value="10.8" calcext:value-type="float">
            <text:p>10.8</text:p>
          </table:table-cell>
          <table:table-cell office:value-type="float" office:value="38.7" calcext:value-type="float">
            <text:p>3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.938996101982" calcext:value-type="float">
            <text:p>135.938996101982</text:p>
          </table:table-cell>
          <table:table-cell office:value-type="float" office:value="1.670772" calcext:value-type="float">
            <text:p>1.670772</text:p>
          </table:table-cell>
          <table:table-cell office:value-type="float" office:value="13.966988" calcext:value-type="float">
            <text:p>13.966988</text:p>
          </table:table-cell>
          <table:table-cell office:value-type="float" office:value="0.135938996101982" calcext:value-type="float">
            <text:p>0.135938996101982</text:p>
          </table:table-cell>
          <table:table-cell office:value-type="float" office:value="0.001670772" calcext:value-type="float">
            <text:p>0.001670772</text:p>
          </table:table-cell>
          <table:table-cell office:value-type="float" office:value="0.013966988" calcext:value-type="float">
            <text:p>0.01396698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, 50, 10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91" calcext:value-type="float">
            <text:p>791</text:p>
          </table:table-cell>
          <table:table-cell office:value-type="float" office:value="700" calcext:value-type="float">
            <text:p>700</text:p>
          </table:table-cell>
          <table:table-cell office:value-type="float" office:value="302" calcext:value-type="float">
            <text:p>302</text:p>
          </table:table-cell>
          <table:table-cell office:value-type="float" office:value="204" calcext:value-type="float">
            <text:p>204</text:p>
          </table:table-cell>
          <table:table-cell office:value-type="float" office:value="300" calcext:value-type="float">
            <text:p>300</text:p>
          </table:table-cell>
          <table:table-cell office:value-type="float" office:value="698" calcext:value-type="float">
            <text:p>6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1" calcext:value-type="float">
            <text:p>79.1</text:p>
          </table:table-cell>
          <table:table-cell office:value-type="float" office:value="70" calcext:value-type="float">
            <text:p>70</text:p>
          </table:table-cell>
          <table:table-cell office:value-type="float" office:value="30.2" calcext:value-type="float">
            <text:p>30.2</text:p>
          </table:table-cell>
          <table:table-cell office:value-type="float" office:value="20.4" calcext:value-type="float">
            <text:p>20.4</text:p>
          </table:table-cell>
          <table:table-cell office:value-type="float" office:value="30" calcext:value-type="float">
            <text:p>30</text:p>
          </table:table-cell>
          <table:table-cell office:value-type="float" office:value="69.8" calcext:value-type="float">
            <text:p>69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.310590642008" calcext:value-type="float">
            <text:p>801.310590642008</text:p>
          </table:table-cell>
          <table:table-cell office:value-type="float" office:value="1.626025" calcext:value-type="float">
            <text:p>1.626025</text:p>
          </table:table-cell>
          <table:table-cell office:value-type="float" office:value="13.839347" calcext:value-type="float">
            <text:p>13.839347</text:p>
          </table:table-cell>
          <table:table-cell office:value-type="float" office:value="0.801310590642008" calcext:value-type="float">
            <text:p>0.801310590642008</text:p>
          </table:table-cell>
          <table:table-cell office:value-type="float" office:value="0.001626025" calcext:value-type="float">
            <text:p>0.001626025</text:p>
          </table:table-cell>
          <table:table-cell office:value-type="float" office:value="0.013839347" calcext:value-type="float">
            <text:p>0.01383934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, 50, 100]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000" calcext:value-type="float">
            <text:p>1000</text:p>
          </table:table-cell>
          <table:table-cell office:value-type="float" office:value="632" calcext:value-type="float">
            <text:p>632</text:p>
          </table:table-cell>
          <table:table-cell office:value-type="float" office:value="388" calcext:value-type="float">
            <text:p>388</text:p>
          </table:table-cell>
          <table:table-cell office:value-type="float" office:value="126" calcext:value-type="float">
            <text:p>126</text:p>
          </table:table-cell>
          <table:table-cell office:value-type="float" office:value="349" calcext:value-type="float">
            <text:p>349</text:p>
          </table:table-cell>
          <table:table-cell office:value-type="float" office:value="612" calcext:value-type="float">
            <text:p>612</text:p>
          </table:table-cell>
          <table:table-cell office:value-type="float" office:value="874" calcext:value-type="float">
            <text:p>87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2" calcext:value-type="float">
            <text:p>63.2</text:p>
          </table:table-cell>
          <table:table-cell office:value-type="float" office:value="38.8" calcext:value-type="float">
            <text:p>38.8</text:p>
          </table:table-cell>
          <table:table-cell office:value-type="float" office:value="12.6" calcext:value-type="float">
            <text:p>12.6</text:p>
          </table:table-cell>
          <table:table-cell office:value-type="float" office:value="34.9" calcext:value-type="float">
            <text:p>34.9</text:p>
          </table:table-cell>
          <table:table-cell office:value-type="float" office:value="61.2" calcext:value-type="float">
            <text:p>61.2</text:p>
          </table:table-cell>
          <table:table-cell office:value-type="float" office:value="87.4" calcext:value-type="float">
            <text:p>87.4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7.41322532999" calcext:value-type="float">
            <text:p>2967.41322532999</text:p>
          </table:table-cell>
          <table:table-cell office:value-type="float" office:value="1.578587" calcext:value-type="float">
            <text:p>1.578587</text:p>
          </table:table-cell>
          <table:table-cell office:value-type="float" office:value="13.633382" calcext:value-type="float">
            <text:p>13.633382</text:p>
          </table:table-cell>
          <table:table-cell office:value-type="float" office:value="2.96741322532999" calcext:value-type="float">
            <text:p>2.96741322532999</text:p>
          </table:table-cell>
          <table:table-cell office:value-type="float" office:value="0.001578587" calcext:value-type="float">
            <text:p>0.001578587</text:p>
          </table:table-cell>
          <table:table-cell office:value-type="float" office:value="0.013633382" calcext:value-type="float">
            <text:p>0.01363338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, 50, 100]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000" calcext:value-type="float">
            <text:p>1000</text:p>
          </table:table-cell>
          <table:table-cell office:value-type="float" office:value="425" calcext:value-type="float">
            <text:p>425</text:p>
          </table:table-cell>
          <table:table-cell office:value-type="float" office:value="165" calcext:value-type="float">
            <text:p>165</text:p>
          </table:table-cell>
          <table:table-cell office:value-type="float" office:value="47" calcext:value-type="float">
            <text:p>47</text:p>
          </table:table-cell>
          <table:table-cell office:value-type="float" office:value="514" calcext:value-type="float">
            <text:p>514</text:p>
          </table:table-cell>
          <table:table-cell office:value-type="float" office:value="835" calcext:value-type="float">
            <text:p>835</text:p>
          </table:table-cell>
          <table:table-cell office:value-type="float" office:value="953" calcext:value-type="float">
            <text:p>95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office:value-type="float" office:value="16.5" calcext:value-type="float">
            <text:p>16.5</text:p>
          </table:table-cell>
          <table:table-cell office:value-type="float" office:value="4.7" calcext:value-type="float">
            <text:p>4.7</text:p>
          </table:table-cell>
          <table:table-cell office:value-type="float" office:value="51.4" calcext:value-type="float">
            <text:p>51.4</text:p>
          </table:table-cell>
          <table:table-cell office:value-type="float" office:value="83.5" calcext:value-type="float">
            <text:p>83.5</text:p>
          </table:table-cell>
          <table:table-cell office:value-type="float" office:value="95.3" calcext:value-type="float">
            <text:p>95.3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04.34311269407" calcext:value-type="float">
            <text:p>9104.34311269407</text:p>
          </table:table-cell>
          <table:table-cell office:value-type="float" office:value="1.55173" calcext:value-type="float">
            <text:p>1.55173</text:p>
          </table:table-cell>
          <table:table-cell office:value-type="float" office:value="13.966558" calcext:value-type="float">
            <text:p>13.966558</text:p>
          </table:table-cell>
          <table:table-cell office:value-type="float" office:value="9.10434311269407" calcext:value-type="float">
            <text:p>9.10434311269407</text:p>
          </table:table-cell>
          <table:table-cell office:value-type="float" office:value="0.00155173" calcext:value-type="float">
            <text:p>0.00155173</text:p>
          </table:table-cell>
          <table:table-cell office:value-type="float" office:value="0.013966558" calcext:value-type="float">
            <text:p>0.01396655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, 50, 100]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000" calcext:value-type="float">
            <text:p>1000</text:p>
          </table:table-cell>
          <table:table-cell office:value-type="float" office:value="266" calcext:value-type="float">
            <text:p>26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648" calcext:value-type="float">
            <text:p>648</text:p>
          </table:table-cell>
          <table:table-cell office:value-type="float" office:value="947" calcext:value-type="float">
            <text:p>947</text:p>
          </table:table-cell>
          <table:table-cell office:value-type="float" office:value="983" calcext:value-type="float">
            <text:p>98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" calcext:value-type="float">
            <text:p>26.6</text:p>
          </table:table-cell>
          <table:table-cell office:value-type="float" office:value="5.3" calcext:value-type="float">
            <text:p>5.3</text:p>
          </table:table-cell>
          <table:table-cell office:value-type="float" office:value="1.7" calcext:value-type="float">
            <text:p>1.7</text:p>
          </table:table-cell>
          <table:table-cell office:value-type="float" office:value="64.8" calcext:value-type="float">
            <text:p>64.8</text:p>
          </table:table-cell>
          <table:table-cell office:value-type="float" office:value="94.7" calcext:value-type="float">
            <text:p>94.7</text:p>
          </table:table-cell>
          <table:table-cell office:value-type="float" office:value="98.3" calcext:value-type="float">
            <text:p>98.3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24.254056119" calcext:value-type="float">
            <text:p>13524.254056119</text:p>
          </table:table-cell>
          <table:table-cell office:value-type="float" office:value="1.556568" calcext:value-type="float">
            <text:p>1.556568</text:p>
          </table:table-cell>
          <table:table-cell office:value-type="float" office:value="14.487164" calcext:value-type="float">
            <text:p>14.487164</text:p>
          </table:table-cell>
          <table:table-cell office:value-type="float" office:value="13.524254056119" calcext:value-type="float">
            <text:p>13.524254056119</text:p>
          </table:table-cell>
          <table:table-cell office:value-type="float" office:value="0.001556568" calcext:value-type="float">
            <text:p>0.001556568</text:p>
          </table:table-cell>
          <table:table-cell office:value-type="float" office:value="0.014487164" calcext:value-type="float">
            <text:p>0.01448716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, 50, 100]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00" calcext:value-type="float">
            <text:p>100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20" calcext:value-type="float">
            <text:p>820</text:p>
          </table:table-cell>
          <table:table-cell office:value-type="float" office:value="993" calcext:value-type="float">
            <text:p>993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82" calcext:value-type="float">
            <text:p>82</text:p>
          </table:table-cell>
          <table:table-cell office:value-type="float" office:value="99.3" calcext:value-type="float">
            <text:p>99.3</text:p>
          </table:table-cell>
          <table:table-cell office:value-type="float" office:value="99.7" calcext:value-type="float">
            <text:p>99.7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50.61835537" calcext:value-type="float">
            <text:p>14850.61835537</text:p>
          </table:table-cell>
          <table:table-cell office:value-type="float" office:value="1.592208" calcext:value-type="float">
            <text:p>1.592208</text:p>
          </table:table-cell>
          <table:table-cell office:value-type="float" office:value="15.109768" calcext:value-type="float">
            <text:p>15.109768</text:p>
          </table:table-cell>
          <table:table-cell office:value-type="float" office:value="14.85061835537" calcext:value-type="float">
            <text:p>14.85061835537</text:p>
          </table:table-cell>
          <table:table-cell office:value-type="float" office:value="0.001592208" calcext:value-type="float">
            <text:p>0.001592208</text:p>
          </table:table-cell>
          <table:table-cell office:value-type="float" office:value="0.015109768" calcext:value-type="float">
            <text:p>0.01510976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, 50, 100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31" calcext:value-type="float">
            <text:p>931</text:p>
          </table:table-cell>
          <table:table-cell office:value-type="float" office:value="996" calcext:value-type="float">
            <text:p>996</text:p>
          </table:table-cell>
          <table:table-cell office:value-type="float" office:value="999" calcext:value-type="float">
            <text:p>99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3.1" calcext:value-type="float">
            <text:p>93.1</text:p>
          </table:table-cell>
          <table:table-cell office:value-type="float" office:value="99.6" calcext:value-type="float">
            <text:p>99.6</text:p>
          </table:table-cell>
          <table:table-cell office:value-type="float" office:value="99.9" calcext:value-type="float">
            <text:p>99.9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07.48883804904" calcext:value-type="float">
            <text:p>8907.48883804904</text:p>
          </table:table-cell>
          <table:table-cell office:value-type="float" office:value="1.564718" calcext:value-type="float">
            <text:p>1.564718</text:p>
          </table:table-cell>
          <table:table-cell office:value-type="float" office:value="15.659615" calcext:value-type="float">
            <text:p>15.659615</text:p>
          </table:table-cell>
          <table:table-cell office:value-type="float" office:value="8.90748883804904" calcext:value-type="float">
            <text:p>8.90748883804904</text:p>
          </table:table-cell>
          <table:table-cell office:value-type="float" office:value="0.001564718" calcext:value-type="float">
            <text:p>0.001564718</text:p>
          </table:table-cell>
          <table:table-cell office:value-type="float" office:value="0.015659615" calcext:value-type="float">
            <text:p>0.0156596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, 50, 100]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1" calcext:value-type="float">
            <text:p>97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1.38779528508" calcext:value-type="float">
            <text:p>5181.38779528508</text:p>
          </table:table-cell>
          <table:table-cell office:value-type="float" office:value="1.615571" calcext:value-type="float">
            <text:p>1.615571</text:p>
          </table:table-cell>
          <table:table-cell office:value-type="float" office:value="15.941825" calcext:value-type="float">
            <text:p>15.941825</text:p>
          </table:table-cell>
          <table:table-cell office:value-type="float" office:value="5.18138779528508" calcext:value-type="float">
            <text:p>5.18138779528508</text:p>
          </table:table-cell>
          <table:table-cell office:value-type="float" office:value="0.001615571" calcext:value-type="float">
            <text:p>0.001615571</text:p>
          </table:table-cell>
          <table:table-cell office:value-type="float" office:value="0.015941825" calcext:value-type="float">
            <text:p>0.01594182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, 50, 100]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5.34114578713" calcext:value-type="float">
            <text:p>1285.34114578713</text:p>
          </table:table-cell>
          <table:table-cell office:value-type="float" office:value="1.625076" calcext:value-type="float">
            <text:p>1.625076</text:p>
          </table:table-cell>
          <table:table-cell office:value-type="float" office:value="16.591857" calcext:value-type="float">
            <text:p>16.591857</text:p>
          </table:table-cell>
          <table:table-cell office:value-type="float" office:value="1.28534114578713" calcext:value-type="float">
            <text:p>1.28534114578713</text:p>
          </table:table-cell>
          <table:table-cell office:value-type="float" office:value="0.001625076" calcext:value-type="float">
            <text:p>0.001625076</text:p>
          </table:table-cell>
          <table:table-cell office:value-type="float" office:value="0.016591857" calcext:value-type="float">
            <text:p>0.01659185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, 50, 100]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5.690705606001" calcext:value-type="float">
            <text:p>415.690705606001</text:p>
          </table:table-cell>
          <table:table-cell office:value-type="float" office:value="1.605193" calcext:value-type="float">
            <text:p>1.605193</text:p>
          </table:table-cell>
          <table:table-cell office:value-type="float" office:value="16.09846" calcext:value-type="float">
            <text:p>16.09846</text:p>
          </table:table-cell>
          <table:table-cell office:value-type="float" office:value="0.415690705606001" calcext:value-type="float">
            <text:p>0.415690705606001</text:p>
          </table:table-cell>
          <table:table-cell office:value-type="float" office:value="0.001605193" calcext:value-type="float">
            <text:p>0.001605193</text:p>
          </table:table-cell>
          <table:table-cell office:value-type="float" office:value="0.01609846" calcext:value-type="float">
            <text:p>0.0160984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, 50, 100]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5517857190425" calcext:value-type="float">
            <text:p>86.5517857190425</text:p>
          </table:table-cell>
          <table:table-cell office:value-type="float" office:value="1.602028" calcext:value-type="float">
            <text:p>1.602028</text:p>
          </table:table-cell>
          <table:table-cell office:value-type="float" office:value="15.965499" calcext:value-type="float">
            <text:p>15.965499</text:p>
          </table:table-cell>
          <table:table-cell office:value-type="float" office:value="0.0865517857190425" calcext:value-type="float">
            <text:p>0.086551785719043</text:p>
          </table:table-cell>
          <table:table-cell office:value-type="float" office:value="0.001602028" calcext:value-type="float">
            <text:p>0.001602028</text:p>
          </table:table-cell>
          <table:table-cell office:value-type="float" office:value="0.015965499" calcext:value-type="float">
            <text:p>0.01596549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, 50, 100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.569590369079" calcext:value-type="float">
            <text:p>248.569590369079</text:p>
          </table:table-cell>
          <table:table-cell office:value-type="float" office:value="1.562815" calcext:value-type="float">
            <text:p>1.562815</text:p>
          </table:table-cell>
          <table:table-cell office:value-type="float" office:value="14.983231" calcext:value-type="float">
            <text:p>14.983231</text:p>
          </table:table-cell>
          <table:table-cell office:value-type="float" office:value="0.248569590369079" calcext:value-type="float">
            <text:p>0.248569590369079</text:p>
          </table:table-cell>
          <table:table-cell office:value-type="float" office:value="0.001562815" calcext:value-type="float">
            <text:p>0.001562815</text:p>
          </table:table-cell>
          <table:table-cell office:value-type="float" office:value="0.014983231" calcext:value-type="float">
            <text:p>0.01498323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, 50, 100]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7561915786209" calcext:value-type="float">
            <text:p>49.7561915786209</text:p>
          </table:table-cell>
          <table:table-cell office:value-type="float" office:value="1.61661" calcext:value-type="float">
            <text:p>1.61661</text:p>
          </table:table-cell>
          <table:table-cell office:value-type="float" office:value="13.814617" calcext:value-type="float">
            <text:p>13.814617</text:p>
          </table:table-cell>
          <table:table-cell office:value-type="float" office:value="0.0497561915786209" calcext:value-type="float">
            <text:p>0.049756191578621</text:p>
          </table:table-cell>
          <table:table-cell office:value-type="float" office:value="0.00161661" calcext:value-type="float">
            <text:p>0.00161661</text:p>
          </table:table-cell>
          <table:table-cell office:value-type="float" office:value="0.013814617" calcext:value-type="float">
            <text:p>0.01381461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, 50, 100]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6263790379599" calcext:value-type="float">
            <text:p>47.6263790379599</text:p>
          </table:table-cell>
          <table:table-cell office:value-type="float" office:value="1.597541" calcext:value-type="float">
            <text:p>1.597541</text:p>
          </table:table-cell>
          <table:table-cell office:value-type="float" office:value="12.80735" calcext:value-type="float">
            <text:p>12.80735</text:p>
          </table:table-cell>
          <table:table-cell office:value-type="float" office:value="0.0476263790379599" calcext:value-type="float">
            <text:p>0.04762637903796</text:p>
          </table:table-cell>
          <table:table-cell office:value-type="float" office:value="0.001597541" calcext:value-type="float">
            <text:p>0.001597541</text:p>
          </table:table-cell>
          <table:table-cell office:value-type="float" office:value="0.01280735" calcext:value-type="float">
            <text:p>0.0128073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, 50, 100]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3008845228615" calcext:value-type="float">
            <text:p>48.3008845228615</text:p>
          </table:table-cell>
          <table:table-cell office:value-type="float" office:value="1.583532" calcext:value-type="float">
            <text:p>1.583532</text:p>
          </table:table-cell>
          <table:table-cell office:value-type="float" office:value="12.011947" calcext:value-type="float">
            <text:p>12.011947</text:p>
          </table:table-cell>
          <table:table-cell office:value-type="float" office:value="0.0483008845228615" calcext:value-type="float">
            <text:p>0.048300884522862</text:p>
          </table:table-cell>
          <table:table-cell office:value-type="float" office:value="0.001583532" calcext:value-type="float">
            <text:p>0.001583532</text:p>
          </table:table-cell>
          <table:table-cell office:value-type="float" office:value="0.012011947" calcext:value-type="float">
            <text:p>0.01201194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, 50, 100]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6212249370146" calcext:value-type="float">
            <text:p>45.6212249370146</text:p>
          </table:table-cell>
          <table:table-cell office:value-type="float" office:value="1.557984" calcext:value-type="float">
            <text:p>1.557984</text:p>
          </table:table-cell>
          <table:table-cell office:value-type="float" office:value="11.509069" calcext:value-type="float">
            <text:p>11.509069</text:p>
          </table:table-cell>
          <table:table-cell office:value-type="float" office:value="0.0456212249370146" calcext:value-type="float">
            <text:p>0.045621224937015</text:p>
          </table:table-cell>
          <table:table-cell office:value-type="float" office:value="0.001557984" calcext:value-type="float">
            <text:p>0.001557984</text:p>
          </table:table-cell>
          <table:table-cell office:value-type="float" office:value="0.011509069" calcext:value-type="float">
            <text:p>0.01150906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, 50, 100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8247705651884" calcext:value-type="float">
            <text:p>45.8247705651884</text:p>
          </table:table-cell>
          <table:table-cell office:value-type="float" office:value="1.506923" calcext:value-type="float">
            <text:p>1.506923</text:p>
          </table:table-cell>
          <table:table-cell office:value-type="float" office:value="10.943006" calcext:value-type="float">
            <text:p>10.943006</text:p>
          </table:table-cell>
          <table:table-cell office:value-type="float" office:value="0.0458247705651884" calcext:value-type="float">
            <text:p>0.045824770565188</text:p>
          </table:table-cell>
          <table:table-cell office:value-type="float" office:value="0.001506923" calcext:value-type="float">
            <text:p>0.001506923</text:p>
          </table:table-cell>
          <table:table-cell office:value-type="float" office:value="0.010943006" calcext:value-type="float">
            <text:p>0.01094300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, 50, 100]</text:p>
          </table:table-cell>
        </table:table-row>
        <table:table-row table:style-name="ro1">
          <table:table-cell table:number-columns-repeated="20"/>
          <table:table-cell table:formula="of:=SUM([.U3:.U22])" office:value-type="float" office:value="57929.2771721321" calcext:value-type="float">
            <text:p>57929.2771721321</text:p>
          </table:table-cell>
          <table:table-cell table:formula="of:=[.U23]/3600" office:value-type="float" office:value="16.0914658811478" calcext:value-type="float">
            <text:p>16.0914658811478</text:p>
          </table:table-cell>
          <table:table-cell table:formula="of:=1.63771071038671+0.286293107698619+0.741529076567773+[.V23]" office:value-type="float" office:value="18.7569987758009" calcext:value-type="float">
            <text:p>18.7569987758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tilization_level</text:p>
          </table:table-cell>
          <table:table-cell office:value-type="string" calcext:value-type="string">
            <text:p>results_count</text:p>
          </table:table-cell>
          <table:table-cell office:value-type="string" calcext:value-type="string">
            <text:p>ilp_schedulable_count</text:p>
          </table:table-cell>
          <table:table-cell office:value-type="string" calcext:value-type="string">
            <text:p>wf_schedulable_count</text:p>
          </table:table-cell>
          <table:table-cell office:value-type="string" calcext:value-type="string">
            <text:p>ffbb_schedulable_count</text:p>
          </table:table-cell>
          <table:table-cell office:value-type="string" calcext:value-type="string">
            <text:p>ilp_not_schedulable_count</text:p>
          </table:table-cell>
          <table:table-cell office:value-type="string" calcext:value-type="string">
            <text:p>wf_not_schedulable_count</text:p>
          </table:table-cell>
          <table:table-cell office:value-type="string" calcext:value-type="string">
            <text:p>ffbb_not_schedulable_count</text:p>
          </table:table-cell>
          <table:table-cell office:value-type="string" calcext:value-type="string">
            <text:p>ilp_timeout_count</text:p>
          </table:table-cell>
          <table:table-cell office:value-type="string" calcext:value-type="string">
            <text:p>wf_timeout_count</text:p>
          </table:table-cell>
          <table:table-cell office:value-type="string" calcext:value-type="string">
            <text:p>ffbb_timeout_count</text:p>
          </table:table-cell>
          <table:table-cell office:value-type="string" calcext:value-type="string">
            <text:p>ilp_percent_schedulable</text:p>
          </table:table-cell>
          <table:table-cell office:value-type="string" calcext:value-type="string">
            <text:p>wf_percent_schedulable</text:p>
          </table:table-cell>
          <table:table-cell office:value-type="string" calcext:value-type="string">
            <text:p>ffbb_percent_schedulable</text:p>
          </table:table-cell>
          <table:table-cell office:value-type="string" calcext:value-type="string">
            <text:p>ilp_percent_not_schedulable</text:p>
          </table:table-cell>
          <table:table-cell office:value-type="string" calcext:value-type="string">
            <text:p>wf_percent_not_schedulable</text:p>
          </table:table-cell>
          <table:table-cell office:value-type="string" calcext:value-type="string">
            <text:p>ffbb_percent_not_schedulable</text:p>
          </table:table-cell>
          <table:table-cell office:value-type="string" calcext:value-type="string">
            <text:p>ilp_percent_timeout</text:p>
          </table:table-cell>
          <table:table-cell office:value-type="string" calcext:value-type="string">
            <text:p>wf_percent_timeout</text:p>
          </table:table-cell>
          <table:table-cell office:value-type="string" calcext:value-type="string">
            <text:p>ffbb_percent_timeout</text:p>
          </table:table-cell>
          <table:table-cell office:value-type="string" calcext:value-type="string">
            <text:p>ilp_total_time_seconds</text:p>
          </table:table-cell>
          <table:table-cell office:value-type="string" calcext:value-type="string">
            <text:p>wf_total_time_seconds</text:p>
          </table:table-cell>
          <table:table-cell office:value-type="string" calcext:value-type="string">
            <text:p>ffbb_total_time_seconds</text:p>
          </table:table-cell>
          <table:table-cell office:value-type="string" calcext:value-type="string">
            <text:p>ilp_average_time_seconds</text:p>
          </table:table-cell>
          <table:table-cell office:value-type="string" calcext:value-type="string">
            <text:p>wf_average_time_seconds</text:p>
          </table:table-cell>
          <table:table-cell office:value-type="string" calcext:value-type="string">
            <text:p>ffbb_average_time_seconds</text:p>
          </table:table-cell>
          <table:table-cell office:value-type="string" calcext:value-type="string">
            <text:p>number_of_cores</text:p>
          </table:table-cell>
          <table:table-cell office:value-type="string" calcext:value-type="string">
            <text:p>tasks_per_task_set</text:p>
          </table:table-cell>
          <table:table-cell office:value-type="string" calcext:value-type="string">
            <text:p>number_of_criticality_levels</text:p>
          </table:table-cell>
          <table:table-cell office:value-type="string" calcext:value-type="string">
            <text:p>period_s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  <table:table-cell table:number-columns-repeated="3"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5020852318848" calcext:value-type="float">
            <text:p>23.5020852318848</text:p>
          </table:table-cell>
          <table:table-cell office:value-type="float" office:value="1.288111" calcext:value-type="float">
            <text:p>1.288111</text:p>
          </table:table-cell>
          <table:table-cell office:value-type="float" office:value="1.584064" calcext:value-type="float">
            <text:p>1.584064</text:p>
          </table:table-cell>
          <table:table-cell office:value-type="float" office:value="0.0235020852318848" calcext:value-type="float">
            <text:p>0.023502085231885</text:p>
          </table:table-cell>
          <table:table-cell office:value-type="float" office:value="0.001288111" calcext:value-type="float">
            <text:p>0.001288111</text:p>
          </table:table-cell>
          <table:table-cell office:value-type="float" office:value="0.001584064" calcext:value-type="float">
            <text:p>0.00158406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596606549545" calcext:value-type="float">
            <text:p>23.596606549545</text:p>
          </table:table-cell>
          <table:table-cell office:value-type="float" office:value="1.201612" calcext:value-type="float">
            <text:p>1.201612</text:p>
          </table:table-cell>
          <table:table-cell office:value-type="float" office:value="2.294868" calcext:value-type="float">
            <text:p>2.294868</text:p>
          </table:table-cell>
          <table:table-cell office:value-type="float" office:value="0.023596606549545" calcext:value-type="float">
            <text:p>0.023596606549545</text:p>
          </table:table-cell>
          <table:table-cell office:value-type="float" office:value="0.001201612" calcext:value-type="float">
            <text:p>0.001201612</text:p>
          </table:table-cell>
          <table:table-cell office:value-type="float" office:value="0.002294868" calcext:value-type="float">
            <text:p>0.00229486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.5701171598921" calcext:value-type="float">
            <text:p>24.5701171598921</text:p>
          </table:table-cell>
          <table:table-cell office:value-type="float" office:value="1.233946" calcext:value-type="float">
            <text:p>1.233946</text:p>
          </table:table-cell>
          <table:table-cell office:value-type="float" office:value="2.779157" calcext:value-type="float">
            <text:p>2.779157</text:p>
          </table:table-cell>
          <table:table-cell office:value-type="float" office:value="0.0245701171598921" calcext:value-type="float">
            <text:p>0.024570117159892</text:p>
          </table:table-cell>
          <table:table-cell office:value-type="float" office:value="0.001233946" calcext:value-type="float">
            <text:p>0.001233946</text:p>
          </table:table-cell>
          <table:table-cell office:value-type="float" office:value="0.002779157" calcext:value-type="float">
            <text:p>0.00277915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.8451744256599" calcext:value-type="float">
            <text:p>24.8451744256599</text:p>
          </table:table-cell>
          <table:table-cell office:value-type="float" office:value="1.232352" calcext:value-type="float">
            <text:p>1.232352</text:p>
          </table:table-cell>
          <table:table-cell office:value-type="float" office:value="3.236251" calcext:value-type="float">
            <text:p>3.236251</text:p>
          </table:table-cell>
          <table:table-cell office:value-type="float" office:value="0.0248451744256599" calcext:value-type="float">
            <text:p>0.02484517442566</text:p>
          </table:table-cell>
          <table:table-cell office:value-type="float" office:value="0.001232352" calcext:value-type="float">
            <text:p>0.001232352</text:p>
          </table:table-cell>
          <table:table-cell office:value-type="float" office:value="0.003236251" calcext:value-type="float">
            <text:p>0.00323625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.3314617310825" calcext:value-type="float">
            <text:p>25.3314617310825</text:p>
          </table:table-cell>
          <table:table-cell office:value-type="float" office:value="1.279066" calcext:value-type="float">
            <text:p>1.279066</text:p>
          </table:table-cell>
          <table:table-cell office:value-type="float" office:value="3.849321" calcext:value-type="float">
            <text:p>3.849321</text:p>
          </table:table-cell>
          <table:table-cell office:value-type="float" office:value="0.0253314617310825" calcext:value-type="float">
            <text:p>0.025331461731083</text:p>
          </table:table-cell>
          <table:table-cell office:value-type="float" office:value="0.001279066" calcext:value-type="float">
            <text:p>0.001279066</text:p>
          </table:table-cell>
          <table:table-cell office:value-type="float" office:value="0.003849321" calcext:value-type="float">
            <text:p>0.00384932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.7051641562721" calcext:value-type="float">
            <text:p>25.7051641562721</text:p>
          </table:table-cell>
          <table:table-cell office:value-type="float" office:value="1.293725" calcext:value-type="float">
            <text:p>1.293725</text:p>
          </table:table-cell>
          <table:table-cell office:value-type="float" office:value="4.206587" calcext:value-type="float">
            <text:p>4.206587</text:p>
          </table:table-cell>
          <table:table-cell office:value-type="float" office:value="0.0257051641562721" calcext:value-type="float">
            <text:p>0.025705164156272</text:p>
          </table:table-cell>
          <table:table-cell office:value-type="float" office:value="0.001293725" calcext:value-type="float">
            <text:p>0.001293725</text:p>
          </table:table-cell>
          <table:table-cell office:value-type="float" office:value="0.004206587" calcext:value-type="float">
            <text:p>0.00420658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.9274621412915" calcext:value-type="float">
            <text:p>25.9274621412915</text:p>
          </table:table-cell>
          <table:table-cell office:value-type="float" office:value="1.309603" calcext:value-type="float">
            <text:p>1.309603</text:p>
          </table:table-cell>
          <table:table-cell office:value-type="float" office:value="4.64067000000001" calcext:value-type="float">
            <text:p>4.64067000000001</text:p>
          </table:table-cell>
          <table:table-cell office:value-type="float" office:value="0.0259274621412915" calcext:value-type="float">
            <text:p>0.025927462141292</text:p>
          </table:table-cell>
          <table:table-cell office:value-type="float" office:value="0.001309603" calcext:value-type="float">
            <text:p>0.001309603</text:p>
          </table:table-cell>
          <table:table-cell office:value-type="float" office:value="0.00464067000000001" calcext:value-type="float">
            <text:p>0.0046406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.1313414289034" calcext:value-type="float">
            <text:p>26.1313414289034</text:p>
          </table:table-cell>
          <table:table-cell office:value-type="float" office:value="1.245658" calcext:value-type="float">
            <text:p>1.245658</text:p>
          </table:table-cell>
          <table:table-cell office:value-type="float" office:value="4.827729" calcext:value-type="float">
            <text:p>4.827729</text:p>
          </table:table-cell>
          <table:table-cell office:value-type="float" office:value="0.0261313414289034" calcext:value-type="float">
            <text:p>0.026131341428903</text:p>
          </table:table-cell>
          <table:table-cell office:value-type="float" office:value="0.001245658" calcext:value-type="float">
            <text:p>0.001245658</text:p>
          </table:table-cell>
          <table:table-cell office:value-type="float" office:value="0.004827729" calcext:value-type="float">
            <text:p>0.00482772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98" calcext:value-type="float">
            <text:p>99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9.8" calcext:value-type="float">
            <text:p>99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3545040310419" calcext:value-type="float">
            <text:p>27.3545040310419</text:p>
          </table:table-cell>
          <table:table-cell office:value-type="float" office:value="1.289228" calcext:value-type="float">
            <text:p>1.289228</text:p>
          </table:table-cell>
          <table:table-cell office:value-type="float" office:value="5.001671" calcext:value-type="float">
            <text:p>5.001671</text:p>
          </table:table-cell>
          <table:table-cell office:value-type="float" office:value="0.0273545040310419" calcext:value-type="float">
            <text:p>0.027354504031042</text:p>
          </table:table-cell>
          <table:table-cell office:value-type="float" office:value="0.001289228" calcext:value-type="float">
            <text:p>0.001289228</text:p>
          </table:table-cell>
          <table:table-cell office:value-type="float" office:value="0.005001671" calcext:value-type="float">
            <text:p>0.00500167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.2935544422362" calcext:value-type="float">
            <text:p>27.2935544422362</text:p>
          </table:table-cell>
          <table:table-cell office:value-type="float" office:value="1.298144" calcext:value-type="float">
            <text:p>1.298144</text:p>
          </table:table-cell>
          <table:table-cell office:value-type="float" office:value="5.153272" calcext:value-type="float">
            <text:p>5.153272</text:p>
          </table:table-cell>
          <table:table-cell office:value-type="float" office:value="0.0272935544422362" calcext:value-type="float">
            <text:p>0.027293554442236</text:p>
          </table:table-cell>
          <table:table-cell office:value-type="float" office:value="0.001298144" calcext:value-type="float">
            <text:p>0.001298144</text:p>
          </table:table-cell>
          <table:table-cell office:value-type="float" office:value="0.00515327200000001" calcext:value-type="float">
            <text:p>0.00515327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95" calcext:value-type="float">
            <text:p>99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9.5" calcext:value-type="float">
            <text:p>99.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5230919883179" calcext:value-type="float">
            <text:p>27.5230919883179</text:p>
          </table:table-cell>
          <table:table-cell office:value-type="float" office:value="1.284069" calcext:value-type="float">
            <text:p>1.284069</text:p>
          </table:table-cell>
          <table:table-cell office:value-type="float" office:value="4.932521" calcext:value-type="float">
            <text:p>4.932521</text:p>
          </table:table-cell>
          <table:table-cell office:value-type="float" office:value="0.0275230919883179" calcext:value-type="float">
            <text:p>0.027523091988318</text:p>
          </table:table-cell>
          <table:table-cell office:value-type="float" office:value="0.001284069" calcext:value-type="float">
            <text:p>0.001284069</text:p>
          </table:table-cell>
          <table:table-cell office:value-type="float" office:value="0.004932521" calcext:value-type="float">
            <text:p>0.00493252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89" calcext:value-type="float">
            <text:p>98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8.9" calcext:value-type="float">
            <text:p>98.9</text:p>
          </table:table-cell>
          <table:table-cell table:number-columns-repeated="3" office:value-type="float" office:value="1.1" calcext:value-type="float">
            <text:p>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0895188003196" calcext:value-type="float">
            <text:p>28.0895188003196</text:p>
          </table:table-cell>
          <table:table-cell office:value-type="float" office:value="1.259886" calcext:value-type="float">
            <text:p>1.259886</text:p>
          </table:table-cell>
          <table:table-cell office:value-type="float" office:value="5.041538" calcext:value-type="float">
            <text:p>5.041538</text:p>
          </table:table-cell>
          <table:table-cell office:value-type="float" office:value="0.0280895188003196" calcext:value-type="float">
            <text:p>0.02808951880032</text:p>
          </table:table-cell>
          <table:table-cell office:value-type="float" office:value="0.001259886" calcext:value-type="float">
            <text:p>0.001259886</text:p>
          </table:table-cell>
          <table:table-cell office:value-type="float" office:value="0.005041538" calcext:value-type="float">
            <text:p>0.00504153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66" calcext:value-type="float">
            <text:p>966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6.6" calcext:value-type="float">
            <text:p>96.6</text:p>
          </table:table-cell>
          <table:table-cell table:number-columns-repeated="3" office:value-type="float" office:value="3.4" calcext:value-type="float">
            <text:p>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0959432965028" calcext:value-type="float">
            <text:p>31.0959432965028</text:p>
          </table:table-cell>
          <table:table-cell office:value-type="float" office:value="1.286191" calcext:value-type="float">
            <text:p>1.286191</text:p>
          </table:table-cell>
          <table:table-cell office:value-type="float" office:value="4.98173" calcext:value-type="float">
            <text:p>4.98173</text:p>
          </table:table-cell>
          <table:table-cell office:value-type="float" office:value="0.0310959432965028" calcext:value-type="float">
            <text:p>0.031095943296503</text:p>
          </table:table-cell>
          <table:table-cell office:value-type="float" office:value="0.001286191" calcext:value-type="float">
            <text:p>0.001286191</text:p>
          </table:table-cell>
          <table:table-cell office:value-type="float" office:value="0.00498172999999999" calcext:value-type="float">
            <text:p>0.0049817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34" calcext:value-type="float">
            <text:p>934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3.4" calcext:value-type="float">
            <text:p>93.4</text:p>
          </table:table-cell>
          <table:table-cell table:number-columns-repeated="3" office:value-type="float" office:value="6.6" calcext:value-type="float">
            <text:p>6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7030002381944" calcext:value-type="float">
            <text:p>29.7030002381944</text:p>
          </table:table-cell>
          <table:table-cell office:value-type="float" office:value="1.294985" calcext:value-type="float">
            <text:p>1.294985</text:p>
          </table:table-cell>
          <table:table-cell office:value-type="float" office:value="4.988359" calcext:value-type="float">
            <text:p>4.988359</text:p>
          </table:table-cell>
          <table:table-cell office:value-type="float" office:value="0.0297030002381944" calcext:value-type="float">
            <text:p>0.029703000238194</text:p>
          </table:table-cell>
          <table:table-cell office:value-type="float" office:value="0.001294985" calcext:value-type="float">
            <text:p>0.001294985</text:p>
          </table:table-cell>
          <table:table-cell office:value-type="float" office:value="0.004988359" calcext:value-type="float">
            <text:p>0.00498835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888" calcext:value-type="float">
            <text:p>888</text:p>
          </table:table-cell>
          <table:table-cell table:number-columns-repeated="3"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88.8" calcext:value-type="float">
            <text:p>88.8</text:p>
          </table:table-cell>
          <table:table-cell table:number-columns-repeated="3" office:value-type="float" office:value="11.2" calcext:value-type="float">
            <text:p>1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9846744285023" calcext:value-type="float">
            <text:p>32.9846744285023</text:p>
          </table:table-cell>
          <table:table-cell office:value-type="float" office:value="1.303486" calcext:value-type="float">
            <text:p>1.303486</text:p>
          </table:table-cell>
          <table:table-cell office:value-type="float" office:value="4.866894" calcext:value-type="float">
            <text:p>4.866894</text:p>
          </table:table-cell>
          <table:table-cell office:value-type="float" office:value="0.0329846744285023" calcext:value-type="float">
            <text:p>0.032984674428502</text:p>
          </table:table-cell>
          <table:table-cell office:value-type="float" office:value="0.001303486" calcext:value-type="float">
            <text:p>0.001303486</text:p>
          </table:table-cell>
          <table:table-cell office:value-type="float" office:value="0.004866894" calcext:value-type="float">
            <text:p>0.00486689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000" calcext:value-type="float">
            <text:p>1000</text:p>
          </table:table-cell>
          <table:table-cell office:value-type="float" office:value="862" calcext:value-type="float">
            <text:p>862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86.1" calcext:value-type="float">
            <text:p>86.1</text:p>
          </table:table-cell>
          <table:table-cell office:value-type="float" office:value="86.2" calcext:value-type="float">
            <text:p>86.2</text:p>
          </table:table-cell>
          <table:table-cell office:value-type="float" office:value="13.8" calcext:value-type="float">
            <text:p>13.8</text:p>
          </table:table-cell>
          <table:table-cell office:value-type="float" office:value="13.9" calcext:value-type="float">
            <text:p>13.9</text:p>
          </table:table-cell>
          <table:table-cell office:value-type="float" office:value="13.8" calcext:value-type="float">
            <text:p>1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0185675808461" calcext:value-type="float">
            <text:p>32.0185675808461</text:p>
          </table:table-cell>
          <table:table-cell office:value-type="float" office:value="1.293165" calcext:value-type="float">
            <text:p>1.293165</text:p>
          </table:table-cell>
          <table:table-cell office:value-type="float" office:value="4.76219000000001" calcext:value-type="float">
            <text:p>4.76219000000001</text:p>
          </table:table-cell>
          <table:table-cell office:value-type="float" office:value="0.0320185675808461" calcext:value-type="float">
            <text:p>0.032018567580846</text:p>
          </table:table-cell>
          <table:table-cell office:value-type="float" office:value="0.001293165" calcext:value-type="float">
            <text:p>0.001293165</text:p>
          </table:table-cell>
          <table:table-cell office:value-type="float" office:value="0.00476219000000001" calcext:value-type="float">
            <text:p>0.0047621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000" calcext:value-type="float">
            <text:p>1000</text:p>
          </table:table-cell>
          <table:table-cell office:value-type="float" office:value="778" calcext:value-type="float">
            <text:p>778</text:p>
          </table:table-cell>
          <table:table-cell office:value-type="float" office:value="772" calcext:value-type="float">
            <text:p>772</text:p>
          </table:table-cell>
          <table:table-cell office:value-type="float" office:value="775" calcext:value-type="float">
            <text:p>775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8" calcext:value-type="float">
            <text:p>77.8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22.2" calcext:value-type="float">
            <text:p>22.2</text:p>
          </table:table-cell>
          <table:table-cell office:value-type="float" office:value="22.8" calcext:value-type="float">
            <text:p>22.8</text:p>
          </table:table-cell>
          <table:table-cell office:value-type="float" office:value="22.5" calcext:value-type="float">
            <text:p>2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2095220951305" calcext:value-type="float">
            <text:p>40.2095220951305</text:p>
          </table:table-cell>
          <table:table-cell office:value-type="float" office:value="1.302168" calcext:value-type="float">
            <text:p>1.302168</text:p>
          </table:table-cell>
          <table:table-cell office:value-type="float" office:value="4.60749099999999" calcext:value-type="float">
            <text:p>4.60749099999999</text:p>
          </table:table-cell>
          <table:table-cell office:value-type="float" office:value="0.0402095220951305" calcext:value-type="float">
            <text:p>0.040209522095131</text:p>
          </table:table-cell>
          <table:table-cell office:value-type="float" office:value="0.001302168" calcext:value-type="float">
            <text:p>0.001302168</text:p>
          </table:table-cell>
          <table:table-cell office:value-type="float" office:value="0.00460749099999999" calcext:value-type="float">
            <text:p>0.00460749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000" calcext:value-type="float">
            <text:p>1000</text:p>
          </table:table-cell>
          <table:table-cell office:value-type="float" office:value="680" calcext:value-type="float">
            <text:p>680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320" calcext:value-type="float">
            <text:p>320</text:p>
          </table:table-cell>
          <table:table-cell office:value-type="float" office:value="326" calcext:value-type="float">
            <text:p>326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7.4" calcext:value-type="float">
            <text:p>67.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32.6" calcext:value-type="float">
            <text:p>32.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1288059064245" calcext:value-type="float">
            <text:p>70.1288059064245</text:p>
          </table:table-cell>
          <table:table-cell office:value-type="float" office:value="1.235442" calcext:value-type="float">
            <text:p>1.235442</text:p>
          </table:table-cell>
          <table:table-cell office:value-type="float" office:value="4.52858100000001" calcext:value-type="float">
            <text:p>4.52858100000001</text:p>
          </table:table-cell>
          <table:table-cell office:value-type="float" office:value="0.0701288059064246" calcext:value-type="float">
            <text:p>0.070128805906425</text:p>
          </table:table-cell>
          <table:table-cell office:value-type="float" office:value="0.001235442" calcext:value-type="float">
            <text:p>0.001235442</text:p>
          </table:table-cell>
          <table:table-cell office:value-type="float" office:value="0.00452858100000001" calcext:value-type="float">
            <text:p>0.00452858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577" calcext:value-type="float">
            <text:p>577</text:p>
          </table:table-cell>
          <table:table-cell office:value-type="float" office:value="414" calcext:value-type="float">
            <text:p>414</text:p>
          </table:table-cell>
          <table:table-cell table:number-columns-repeated="2" office:value-type="float" office:value="423" calcext:value-type="float">
            <text:p>4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6" calcext:value-type="float">
            <text:p>58.6</text:p>
          </table:table-cell>
          <table:table-cell table:number-columns-repeated="2" office:value-type="float" office:value="57.7" calcext:value-type="float">
            <text:p>57.7</text:p>
          </table:table-cell>
          <table:table-cell office:value-type="float" office:value="41.4" calcext:value-type="float">
            <text:p>41.4</text:p>
          </table:table-cell>
          <table:table-cell table:number-columns-repeated="2" office:value-type="float" office:value="42.3" calcext:value-type="float">
            <text:p>4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9141750256531" calcext:value-type="float">
            <text:p>65.9141750256531</text:p>
          </table:table-cell>
          <table:table-cell office:value-type="float" office:value="1.179531" calcext:value-type="float">
            <text:p>1.179531</text:p>
          </table:table-cell>
          <table:table-cell office:value-type="float" office:value="6.251012" calcext:value-type="float">
            <text:p>6.251012</text:p>
          </table:table-cell>
          <table:table-cell office:value-type="float" office:value="0.0659141750256531" calcext:value-type="float">
            <text:p>0.065914175025653</text:p>
          </table:table-cell>
          <table:table-cell office:value-type="float" office:value="0.001179531" calcext:value-type="float">
            <text:p>0.001179531</text:p>
          </table:table-cell>
          <table:table-cell office:value-type="float" office:value="0.006251012" calcext:value-type="float">
            <text:p>0.0062510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5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00-00-00</text:date>, <text:time style:data-style-name="N2" text:time-value="12:07:07.625112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0:50:38.832489122</meta:creation-date>
    <dc:date>2020-04-04T20:57:32.693735745</dc:date>
    <meta:editing-duration>P4DT4H4M51S</meta:editing-duration>
    <meta:editing-cycles>6</meta:editing-cycles>
    <meta:generator>LibreOffice/6.0.7.3$Linux_X86_64 LibreOffice_project/00m0$Build-3</meta:generator>
    <meta:document-statistic meta:table-count="1" meta:cell-count="12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00" chart:interval-major="10" chart:interval-minor-divisor="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color="#a09600" draw:fill-color="#a096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color="#0d1f63" draw:fill-color="#0d1f6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color="#1b75bc" draw:fill-color="#1b75b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color="#62a73b" draw:fill-color="#62a73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color="#95231f" draw:fill-color="#95231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color="#ce181e" draw:fill-color="#ce181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064cm" svg:height="15.062cm" xlink:href=".." xlink:type="simple" chart:class="chart:line" chart:style-name="ch1">
        <chart:title svg:x="7.75cm" svg:y="0.437cm" chart:style-name="ch2">
          <text:p>Schedulability of Task Sets</text:p>
        </chart:title>
        <chart:subtitle svg:x="6.096cm" svg:y="1.517cm" chart:style-name="ch3">
          <text:p>CritLevel:4 MinorCycle:25 MajorCycle:100 Cores:4</text:p>
        </chart:subtitle>
        <chart:legend chart:legend-position="top" svg:x="3.716cm" svg:y="2.385cm" style:legend-expansion="wide" chart:style-name="ch4"/>
        <chart:plot-area chart:style-name="ch5" table:cell-range-address="Sheet1.A2:Sheet1.A22 Sheet1.L2:Sheet1.N22 Sheet1.L25:Sheet1.N45" chart:data-source-has-labels="both" svg:x="1.432cm" svg:y="3.284cm" svg:width="19.211cm" svg:height="10.496cm">
          <chartooo:coordinate-region svg:x="2.053cm" svg:y="3.483cm" svg:width="18.31cm" svg:height="9.65cm"/>
          <chart:axis chart:dimension="x" chart:name="primary-x" chart:style-name="ch6" chartooo:axis-type="auto">
            <chartooo:date-scale/>
            <chart:title svg:x="9.829cm" svg:y="14.081cm" chart:style-name="ch7">
              <text:p>Utilization Level</text:p>
            </chart:title>
            <chart:categories table:cell-range-address="Sheet1.A2:Sheet1.A22"/>
            <chart:grid chart:style-name="ch8" chart:class="major"/>
          </chart:axis>
          <chart:axis chart:dimension="y" chart:name="primary-y" chart:style-name="ch9">
            <chart:title svg:x="0.451cm" svg:y="9.899cm" chart:style-name="ch10">
              <text:p>Schedulability (%)</text:p>
            </chart:title>
            <chart:grid chart:style-name="ch8" chart:class="major"/>
          </chart:axis>
          <chart:series chart:style-name="ch11" chart:values-cell-range-address="Sheet1.L2:Sheet1.L22" loext:label-string="ilp_old" chart:class="chart:line">
            <chart:data-point chart:repeated="21"/>
          </chart:series>
          <chart:series chart:style-name="ch12" chart:values-cell-range-address="Sheet1.L25:Sheet1.L45" loext:label-string="ilp_new" chart:class="chart:line">
            <chart:data-point chart:repeated="21"/>
          </chart:series>
          <chart:series chart:style-name="ch13" chart:values-cell-range-address="Sheet1.M2:Sheet1.M22" loext:label-string="wf_old" chart:class="chart:line">
            <chart:data-point chart:repeated="21"/>
          </chart:series>
          <chart:series chart:style-name="ch14" chart:values-cell-range-address="Sheet1.M25:Sheet1.M45" loext:label-string="wf_new" chart:class="chart:line">
            <chart:data-point chart:repeated="21"/>
          </chart:series>
          <chart:series chart:style-name="ch15" chart:values-cell-range-address="Sheet1.N2:Sheet1.N22" loext:label-string="ffbb_old" chart:class="chart:line">
            <chart:data-point chart:repeated="21"/>
          </chart:series>
          <chart:series chart:style-name="ch16" chart:values-cell-range-address="Sheet1.N25:Sheet1.N45" loext:label-string="ffbb_new" chart:class="chart:line">
            <chart:data-point chart:repeated="2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p_old</text:p>
              </table:table-cell>
              <table:table-cell office:value-type="string">
                <text:p>ilp_new</text:p>
              </table:table-cell>
              <table:table-cell office:value-type="string">
                <text:p>wf_old</text:p>
              </table:table-cell>
              <table:table-cell office:value-type="string">
                <text:p>wf_new</text:p>
              </table:table-cell>
              <table:table-cell office:value-type="string">
                <text:p>ffbb_old</text:p>
              </table:table-cell>
              <table:table-cell office:value-type="string">
                <text:p>ffbb_new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101">
                <text:p>101</text:p>
                <draw:g>
                  <svg:desc>Sheet1.L2:Sheet1.L22</svg:desc>
                </draw:g>
              </table:table-cell>
              <table:table-cell office:value-type="float" office:value="100">
                <text:p>100</text:p>
                <draw:g>
                  <svg:desc>Sheet1.L25:Sheet1.L45</svg:desc>
                </draw:g>
              </table:table-cell>
              <table:table-cell office:value-type="float" office:value="101">
                <text:p>101</text:p>
                <draw:g>
                  <svg:desc>Sheet1.M2:Sheet1.M22</svg:desc>
                </draw:g>
              </table:table-cell>
              <table:table-cell office:value-type="float" office:value="100">
                <text:p>100</text:p>
                <draw:g>
                  <svg:desc>Sheet1.M25:Sheet1.M45</svg:desc>
                </draw:g>
              </table:table-cell>
              <table:table-cell office:value-type="float" office:value="101">
                <text:p>101</text:p>
                <draw:g>
                  <svg:desc>Sheet1.N2:Sheet1.N22</svg:desc>
                </draw:g>
              </table:table-cell>
              <table:table-cell office:value-type="float" office:value="100">
                <text:p>100</text:p>
                <draw:g>
                  <svg:desc>Sheet1.N25:Sheet1.N45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99.9">
                <text:p>99.9</text:p>
              </table:table-cell>
              <table:table-cell office:value-type="float" office:value="100">
                <text:p>100</text:p>
              </table:table-cell>
              <table:table-cell office:value-type="float" office:value="99.9">
                <text:p>99.9</text:p>
              </table:table-cell>
              <table:table-cell office:value-type="float" office:value="100">
                <text:p>100</text:p>
              </table:table-cell>
              <table:table-cell office:value-type="float" office:value="99.8">
                <text:p>99.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7.4">
                <text:p>97.4</text:p>
              </table:table-cell>
              <table:table-cell office:value-type="float" office:value="100">
                <text:p>100</text:p>
              </table:table-cell>
              <table:table-cell office:value-type="float" office:value="96.7">
                <text:p>96.7</text:p>
              </table:table-cell>
              <table:table-cell office:value-type="float" office:value="100">
                <text:p>100</text:p>
              </table:table-cell>
              <table:table-cell office:value-type="float" office:value="90.5">
                <text:p>90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91.4">
                <text:p>91.4</text:p>
              </table:table-cell>
              <table:table-cell office:value-type="float" office:value="100">
                <text:p>100</text:p>
              </table:table-cell>
              <table:table-cell office:value-type="float" office:value="89.2">
                <text:p>89.2</text:p>
              </table:table-cell>
              <table:table-cell office:value-type="float" office:value="100">
                <text:p>100</text:p>
              </table:table-cell>
              <table:table-cell office:value-type="float" office:value="61.3">
                <text:p>61.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9.1">
                <text:p>79.1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30.2">
                <text:p>30.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63.2">
                <text:p>63.2</text:p>
              </table:table-cell>
              <table:table-cell office:value-type="float" office:value="100">
                <text:p>100</text:p>
              </table:table-cell>
              <table:table-cell office:value-type="float" office:value="38.8">
                <text:p>38.8</text:p>
              </table:table-cell>
              <table:table-cell office:value-type="float" office:value="100">
                <text:p>100</text:p>
              </table:table-cell>
              <table:table-cell office:value-type="float" office:value="12.6">
                <text:p>12.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42.5">
                <text:p>42.5</text:p>
              </table:table-cell>
              <table:table-cell office:value-type="float" office:value="100">
                <text:p>100</text:p>
              </table:table-cell>
              <table:table-cell office:value-type="float" office:value="16.5">
                <text:p>16.5</text:p>
              </table:table-cell>
              <table:table-cell office:value-type="float" office:value="100">
                <text:p>100</text:p>
              </table:table-cell>
              <table:table-cell office:value-type="float" office:value="4.7">
                <text:p>4.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6.6">
                <text:p>26.6</text:p>
              </table:table-cell>
              <table:table-cell office:value-type="float" office:value="100">
                <text:p>100</text:p>
              </table:table-cell>
              <table:table-cell office:value-type="float" office:value="5.3">
                <text:p>5.3</text:p>
              </table:table-cell>
              <table:table-cell office:value-type="float" office:value="100">
                <text:p>100</text:p>
              </table:table-cell>
              <table:table-cell office:value-type="float" office:value="1.7">
                <text:p>1.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8.8">
                <text:p>8.8</text:p>
              </table:table-cell>
              <table:table-cell office:value-type="float" office:value="99.8">
                <text:p>99.8</text:p>
              </table:table-cell>
              <table:table-cell office:value-type="float" office:value="0.7">
                <text:p>0.7</text:p>
              </table:table-cell>
              <table:table-cell office:value-type="float" office:value="99.8">
                <text:p>99.8</text:p>
              </table:table-cell>
              <table:table-cell office:value-type="float" office:value="0.3">
                <text:p>0.3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100">
                <text:p>100</text:p>
              </table:table-cell>
              <table:table-cell office:value-type="float" office:value="0.4">
                <text:p>0.4</text:p>
              </table:table-cell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4">
                <text:p>0.4</text:p>
              </table:table-cell>
              <table:table-cell office:value-type="float" office:value="99.5">
                <text:p>99.5</text:p>
              </table:table-cell>
              <table:table-cell office:value-type="float" office:value="0">
                <text:p>0</text:p>
              </table:table-cell>
              <table:table-cell office:value-type="float" office:value="99.5">
                <text:p>99.5</text:p>
              </table:table-cell>
              <table:table-cell office:value-type="float" office:value="0">
                <text:p>0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98.9">
                <text:p>98.9</text:p>
              </table:table-cell>
              <table:table-cell office:value-type="float" office:value="0">
                <text:p>0</text:p>
              </table:table-cell>
              <table:table-cell office:value-type="float" office:value="98.9">
                <text:p>98.9</text:p>
              </table:table-cell>
              <table:table-cell office:value-type="float" office:value="0">
                <text:p>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96.6">
                <text:p>96.6</text:p>
              </table:table-cell>
              <table:table-cell office:value-type="float" office:value="0">
                <text:p>0</text:p>
              </table:table-cell>
              <table:table-cell office:value-type="float" office:value="96.6">
                <text:p>96.6</text:p>
              </table:table-cell>
              <table:table-cell office:value-type="float" office:value="0">
                <text:p>0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93.4">
                <text:p>93.4</text:p>
              </table:table-cell>
              <table:table-cell office:value-type="float" office:value="0">
                <text:p>0</text:p>
              </table:table-cell>
              <table:table-cell office:value-type="float" office:value="93.4">
                <text:p>93.4</text:p>
              </table:table-cell>
              <table:table-cell office:value-type="float" office:value="0">
                <text:p>0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8.8">
                <text:p>88.8</text:p>
              </table:table-cell>
              <table:table-cell office:value-type="float" office:value="0">
                <text:p>0</text:p>
              </table:table-cell>
              <table:table-cell office:value-type="float" office:value="88.8">
                <text:p>88.8</text:p>
              </table:table-cell>
              <table:table-cell office:value-type="float" office:value="0">
                <text:p>0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86.2">
                <text:p>86.2</text:p>
              </table:table-cell>
              <table:table-cell office:value-type="float" office:value="0">
                <text:p>0</text:p>
              </table:table-cell>
              <table:table-cell office:value-type="float" office:value="86.1">
                <text:p>86.1</text:p>
              </table:table-cell>
              <table:table-cell office:value-type="float" office:value="0">
                <text:p>0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77.8">
                <text:p>77.8</text:p>
              </table:table-cell>
              <table:table-cell office:value-type="float" office:value="0">
                <text:p>0</text:p>
              </table:table-cell>
              <table:table-cell office:value-type="float" office:value="77.2">
                <text:p>77.2</text:p>
              </table:table-cell>
              <table:table-cell office:value-type="float" office:value="0">
                <text:p>0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67.4">
                <text:p>67.4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58.6">
                <text:p>58.6</text:p>
              </table:table-cell>
              <table:table-cell office:value-type="float" office:value="0">
                <text:p>0</text:p>
              </table:table-cell>
              <table:table-cell office:value-type="float" office:value="57.7">
                <text:p>57.7</text:p>
              </table:table-cell>
              <table:table-cell office:value-type="float" office:value="0">
                <text:p>0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00" chart:interval-major="10" chart:interval-minor-divisor="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a09600" draw:fill-color="#a096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761cm" svg:height="14.396cm" xlink:href=".." xlink:type="simple" chart:class="chart:line" chart:style-name="ch1">
        <chart:title svg:x="7.598cm" svg:y="0.423cm" chart:style-name="ch2">
          <text:p>Schedulability of Task Sets</text:p>
        </chart:title>
        <chart:subtitle svg:x="5.944cm" svg:y="1.489cm" chart:style-name="ch3">
          <text:p>CritLevel:4 MinorCycle:25 MajorCycle:100 Cores:4</text:p>
        </chart:subtitle>
        <chart:legend chart:legend-position="top" svg:x="7.7cm" svg:y="2.357cm" style:legend-expansion="wide" chart:style-name="ch4"/>
        <chart:plot-area chart:style-name="ch5" table:cell-range-address="Sheet1.A2:Sheet1.A22 Sheet1.L2:Sheet1.N22" chart:data-source-has-labels="both" svg:x="1.24cm" svg:y="3.241cm" svg:width="18.919cm" svg:height="9.885cm">
          <chartooo:coordinate-region svg:x="2.047cm" svg:y="3.44cm" svg:width="18.018cm" svg:height="9.039cm"/>
          <chart:axis chart:dimension="x" chart:name="primary-x" chart:style-name="ch6" chartooo:axis-type="auto">
            <chartooo:date-scale/>
            <chart:title svg:x="9.491cm" svg:y="13.413cm" chart:style-name="ch7">
              <text:p>Utilization Level</text:p>
            </chart:title>
            <chart:categories table:cell-range-address="Sheet1.A2:Sheet1.A22"/>
            <chart:grid chart:style-name="ch8" chart:class="major"/>
          </chart:axis>
          <chart:axis chart:dimension="y" chart:name="primary-y" chart:style-name="ch9">
            <chart:title svg:x="0.265cm" svg:y="9.55cm" chart:style-name="ch10">
              <text:p>Schedulability (%)</text:p>
            </chart:title>
            <chart:grid chart:style-name="ch8" chart:class="major"/>
          </chart:axis>
          <chart:series chart:style-name="ch11" chart:values-cell-range-address="Sheet1.L2:Sheet1.L22" loext:label-string="&quot;ILP&quot;" chart:class="chart:line">
            <chart:data-point chart:repeated="21"/>
          </chart:series>
          <chart:series chart:style-name="ch12" chart:values-cell-range-address="Sheet1.M2:Sheet1.M22" loext:label-string="&quot;WF&quot;" chart:class="chart:line">
            <chart:data-point chart:repeated="21"/>
          </chart:series>
          <chart:series chart:style-name="ch13" chart:values-cell-range-address="Sheet1.N2:Sheet1.N22" loext:label-string="&quot;FFBB&quot;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P</text:p>
              </table:table-cell>
              <table:table-cell office:value-type="string">
                <text:p>WF</text:p>
              </table:table-cell>
              <table:table-cell office:value-type="string">
                <text:p>FFB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101">
                <text:p>101</text:p>
                <draw:g>
                  <svg:desc>Sheet1.L2:Sheet1.L22</svg:desc>
                </draw:g>
              </table:table-cell>
              <table:table-cell office:value-type="float" office:value="101">
                <text:p>101</text:p>
                <draw:g>
                  <svg:desc>Sheet1.M2:Sheet1.M22</svg:desc>
                </draw:g>
              </table:table-cell>
              <table:table-cell office:value-type="float" office:value="101">
                <text:p>101</text:p>
                <draw:g>
                  <svg:desc>Sheet1.N2:Sheet1.N22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7.4">
                <text:p>97.4</text:p>
              </table:table-cell>
              <table:table-cell office:value-type="float" office:value="96.7">
                <text:p>96.7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91.4">
                <text:p>91.4</text:p>
              </table:table-cell>
              <table:table-cell office:value-type="float" office:value="89.2">
                <text:p>89.2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9.1">
                <text:p>79.1</text:p>
              </table:table-cell>
              <table:table-cell office:value-type="float" office:value="70">
                <text:p>70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63.2">
                <text:p>63.2</text:p>
              </table:table-cell>
              <table:table-cell office:value-type="float" office:value="38.8">
                <text:p>38.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42.5">
                <text:p>42.5</text:p>
              </table:table-cell>
              <table:table-cell office:value-type="float" office:value="16.5">
                <text:p>16.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6.6">
                <text:p>26.6</text:p>
              </table:table-cell>
              <table:table-cell office:value-type="float" office:value="5.3">
                <text:p>5.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8.8">
                <text:p>8.8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